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lavička">
      <style:text-properties officeooo:rsid="006f03e6" officeooo:paragraph-rsid="006f03e6"/>
    </style:style>
    <style:style style:name="P2" style:family="paragraph" style:parent-style-name="text" style:list-style-name="L1">
      <style:text-properties officeooo:rsid="006f03e6" officeooo:paragraph-rsid="006f2c13"/>
    </style:style>
    <style:style style:name="P3" style:family="paragraph" style:parent-style-name="text" style:list-style-name="L1">
      <style:text-properties officeooo:rsid="006f2c13" officeooo:paragraph-rsid="006f2c13"/>
    </style:style>
    <style:style style:name="P4" style:family="paragraph" style:parent-style-name="text">
      <style:text-properties fo:color="#ce181e" officeooo:rsid="0070ead1" officeooo:paragraph-rsid="0070ead1"/>
    </style:style>
    <style:style style:name="T1" style:family="text">
      <style:text-properties officeooo:rsid="006f2c13"/>
    </style:style>
    <style:style style:name="T2" style:family="text">
      <style:text-properties officeooo:rsid="00703e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árodní obrození</text:p>
      <text:list xml:id="list663324071" text:style-name="L1">
        <text:list-item>
          <text:p text:style-name="P2">Úkoly - <text:span text:style-name="T1">Jaroslav</text:span></text:p>
          <text:list>
            <text:list-item>
              <text:p text:style-name="P2">Stanovit žánr, literární druh, téma, vyjádření k jazyku skladby</text:p>
              <text:list>
                <text:list-item>
                  <text:p text:style-name="P2">Epická báseň – <text:span text:style-name="T2">hrdinský epos</text:span>, vpád Tatarů na Moravu, inverze, archaismy, historism<text:span text:style-name="T1">y</text:span></text:p>
                </text:list-item>
              </text:list>
            </text:list-item>
          </text:list>
        </text:list-item>
        <text:list-item>
          <text:p text:style-name="P3">Úkoly – Toman a Lesní panna</text:p>
          <text:list>
            <text:list-item>
              <text:p text:style-name="P2">Stanovit žánr, literární druh + zdůvodnění, vyhledat místa s patrným typickým postupem pro lidovou poezii, u sloky Jedou, jedou – rozlila se každým oudem rozebrat jazykové prostředky, verše </text:p>
              <text:list>
                <text:list-item>
                  <text:p text:style-name="P2">Epická báseň, rým sdružený, střídání 7 a 8 slabičných veršů, trochej, personifikace, inverze, epizeuxis</text:p>
                </text:list-item>
              </text:list>
            </text:list-item>
          </text:list>
        </text:list-item>
      </text:list>
      <text:p text:style-name="P4">Máj – 2. 131-132</text:p>
      <text:p text:style-name="P4">Zlatý kolovrat 135-136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3cm" fo:margin-bottom="0.312cm" loext:contextual-spacing="false" fo:line-height="100%" style:writing-mode="page"/>
      <style:text-properties fo:color="#0066cc" style:font-name="Varela Round" fo:font-family="'Varela Round'" style:font-pitch="variable" fo:font-size="17pt" fo:language="cs" fo:country="CZ" fo:font-style="normal" fo:font-weight="normal" officeooo:rsid="001ddfcc" style:font-size-asian="17pt" style:font-style-asian="normal" style:font-weight-asian="normal" style:font-size-complex="17pt" style:font-style-complex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02-22T08:36:08.909000000</dc:date>
    <meta:editing-duration>P3DT29M29S</meta:editing-duration>
    <meta:editing-cycles>46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9" meta:word-count="83" meta:character-count="542" meta:non-whitespace-character-count="469"/>
  </office:meta>
</office:document-meta>
</file>